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) Select ename, sal</text:p>
      <text:p text:style-name="Standard">from emp</text:p>
      <text:p text:style-name="Standard">where sal&gt;(select min(sal) from emp where deptno='30') ;</text:p>
      <text:p text:style-name="Standard"/>
      <text:p text:style-name="Standard">Select ename, sal</text:p>
      <text:p text:style-name="Standard">from emp</text:p>
      <text:p text:style-name="Standard">where sal&gt; any(select sal from emp where deptno='30') ;</text:p>
      <text:p text:style-name="Standard">S'il y a une valeur qui existe dans la liste</text:p>
      <text:p text:style-name="Standard"/>
      <text:p text:style-name="Standard">8)Select ename, sal</text:p>
      <text:p text:style-name="Standard">from emp</text:p>
      <text:p text:style-name="Standard">where sal&gt; all(select sal from emp where deptno='30') ;</text:p>
      <text:p text:style-name="Standard">S'il y a une valeur qui existe dans la liste</text:p>
      <text:p text:style-name="Standard"/>
      <text:p text:style-name="Standard">Outer Join :</text:p>
      <text:p text:style-name="Standard"/>
      <text:p text:style-name="Standard">select dname, ename</text:p>
      <text:p text:style-name="Standard">from dept left outer join emp on dept.deptno = emp.deptno 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11-18T15:44:58.88</meta:creation-date>
    <meta:document-statistic meta:table-count="0" meta:image-count="0" meta:object-count="0" meta:page-count="1" meta:paragraph-count="14" meta:word-count="79" meta:character-count="424"/>
    <dc:date>2014-11-18T16:06:57.92</dc:date>
    <dc:creator>Malik Zouhiri</dc:creator>
    <meta:editing-duration>PT5M35S</meta:editing-duration>
    <meta:editing-cycles>1</meta:editing-cycles>
    <meta:generator>OpenOffice/4.1.0$Win32 OpenOffice.org_project/410m18$Build-9764</meta:generator>
  </office:meta>
</office:document-meta>
</file>